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E2CA781D13F65C22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983cm" fo:min-width="2.883cm"/>
    </style:style>
    <style:style style:name="gr2" style:family="graphic" style:parent-style-name="standard">
      <style:graphic-properties draw:textarea-horizontal-align="justify" draw:textarea-vertical-align="top" draw:auto-grow-height="false" fo:min-height="8.55cm" fo:min-width="21.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.75cm" fo:min-width="17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4.412cm" fo:min-width="2.32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2.85cm" fo:min-width="5.1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85cm" fo:min-width="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7.087cm" fo:min-width="4.025cm"/>
    </style:style>
    <style:style style:name="gr9" style:family="graphic" style:parent-style-name="standard">
      <style:graphic-properties draw:textarea-horizontal-align="justify" draw:textarea-vertical-align="bottom" draw:auto-grow-height="false" fo:min-height="5.15cm" fo:min-width="7cm"/>
    </style:style>
    <style:style style:name="gr10" style:family="graphic" style:parent-style-name="objectwithoutfill">
      <style:graphic-properties svg:stroke-width="0.7cm" svg:stroke-color="#eeeeee" draw:marker-start-width="2.3cm" draw:marker-end="Symmetric_20_Arrow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gr11" style:family="graphic" style:parent-style-name="objectwithoutfill">
      <style:graphic-properties svg:stroke-width="0.7cm" svg:stroke-color="#eeeeee" draw:marker-start="Symmetric_20_Arrow" draw:marker-start-width="1.7cm" draw:marker-end="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73cm" svg:height="6.722cm" draw:transform="skewX (0.00855211333477222) rotate (0.192160750644576) translate (11.351cm 9.38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1.7cm" svg:height="8.8cm" svg:x="3.8cm" svg:y="1cm">
          <text:p text:style-name="P2"/>
          <text:p text:style-name="P2">Serv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7cm" svg:height="1.4cm" svg:x="13.665cm" svg:y="2.8cm">
          <draw:image xlink:href="Pictures/100002010000013E000000E2CA781D13F65C223E.png" xlink:type="simple" xlink:show="embed" xlink:actuate="onLoad">
            <text:p/>
          </draw:image>
        </draw:frame>
        <draw:custom-shape draw:style-name="gr4" draw:text-style-name="P4" draw:layer="layout" svg:width="17.5cm" svg:height="2cm" svg:x="5.9cm" svg:y="4.7cm">
          <text:p text:style-name="P2">QlobberFSQ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89cm" svg:height="7.404cm" draw:transform="skewX (0.00855211333477221) rotate (-0.323584043319749) translate (6.606cm 7.89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5.9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3.1cm" svg:x="11.9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25cm" svg:height="7.337cm" draw:transform="skewX (-0.00837758040957279) rotate (-0.323584043319749) translate (21.026cm 7.983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17.8cm" svg:y="6.7cm">
          <text:p text:style-name="P2">MQlobberServer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7.5cm" svg:height="5.4cm" svg:x="2.5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3.5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0.8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11.8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9.1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20.1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line draw:style-name="gr10" draw:text-style-name="P3" draw:layer="layout" svg:x1="5.9cm" svg:y1="15.1cm" svg:x2="9cm" svg:y2="9.3cm">
          <text:p text:style-name="P2">Publish</text:p>
        </draw:line>
        <draw:line draw:style-name="gr10" draw:text-style-name="P3" draw:layer="layout" svg:x1="13.65cm" svg:y1="15.101cm" svg:x2="13.65cm" svg:y2="9.3cm">
          <text:p text:style-name="P2">Subscribe</text:p>
        </draw:line>
        <draw:line draw:style-name="gr10" draw:text-style-name="P3" draw:layer="layout" svg:x1="15.4cm" svg:y1="9.4cm" svg:x2="15.411cm" svg:y2="15.297cm">
          <text:p text:style-name="P2">Receive</text:p>
        </draw:line>
        <draw:line draw:style-name="gr11" draw:text-style-name="P3" draw:layer="layout" svg:x1="19.639cm" svg:y1="9.313cm" svg:x2="22.648cm" svg:y2="15.075cm">
          <text:p text:style-name="P2">Subscribe</text:p>
        </draw:line>
        <draw:line draw:style-name="gr10" draw:text-style-name="P3" draw:layer="layout" svg:x1="21.2cm" svg:y1="9.3cm" svg:x2="24.4cm" svg:y2="15.1cm">
          <text:p text:style-name="P2">Receiv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ff950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22:37:49.858602285</meta:creation-date>
    <dc:date>2016-06-20T22:55:07.686111372</dc:date>
    <meta:editing-duration>PT1H22S</meta:editing-duration>
    <meta:editing-cycles>10</meta:editing-cycles>
    <meta:generator>LibreOffice/5.1.3.2$Linux_X86_64 LibreOffice_project/10m0$Build-2</meta:generator>
    <meta:document-statistic meta:object-count="23"/>
  </office:meta>
</office:document-meta>
</file>